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71387" officeooo:paragraph-rsid="00171387" style:font-size-asian="16pt" style:font-size-complex="16pt"/>
    </style:style>
    <style:style style:name="P2" style:family="paragraph" style:parent-style-name="Standard">
      <style:paragraph-properties fo:text-align="end" style:justify-single-word="false" style:writing-mode="rl-tb"/>
      <style:text-properties fo:font-size="16pt" officeooo:rsid="001924b6" officeooo:paragraph-rsid="001924b6" style:font-size-asian="16pt" style:font-size-complex="16pt"/>
    </style:style>
    <style:style style:name="P3" style:family="paragraph" style:parent-style-name="Standard">
      <style:paragraph-properties fo:text-align="end" style:justify-single-word="false" style:writing-mode="rl-tb"/>
      <style:text-properties fo:font-size="16pt" officeooo:rsid="00197629" officeooo:paragraph-rsid="00197629" style:font-size-asian="16pt" style:font-size-complex="16pt"/>
    </style:style>
    <style:style style:name="P4" style:family="paragraph" style:parent-style-name="Standard">
      <style:paragraph-properties fo:text-align="end" style:justify-single-word="false" style:writing-mode="rl-tb"/>
      <style:text-properties fo:color="#00cc33" fo:font-size="16pt" officeooo:rsid="00171387" officeooo:paragraph-rsid="00171387" style:font-size-asian="16pt" style:font-size-complex="16pt"/>
    </style:style>
    <style:style style:name="P5" style:family="paragraph" style:parent-style-name="Standard">
      <style:paragraph-properties fo:text-align="end" style:justify-single-word="false" style:writing-mode="rl-tb"/>
      <style:text-properties fo:color="#00cc33" fo:font-size="16pt" officeooo:rsid="00197629" officeooo:paragraph-rsid="00197629" style:font-size-asian="16pt" style:font-size-complex="16pt"/>
    </style:style>
    <style:style style:name="P6" style:family="paragraph" style:parent-style-name="Standard">
      <style:paragraph-properties fo:text-align="end" style:justify-single-word="false" style:writing-mode="rl-tb"/>
      <style:text-properties fo:font-size="16pt" officeooo:rsid="00197629" officeooo:paragraph-rsid="001b3504" style:font-size-asian="16pt" style:font-size-complex="16pt"/>
    </style:style>
    <style:style style:name="P7" style:family="paragraph" style:parent-style-name="Standard">
      <style:paragraph-properties fo:text-align="end" style:justify-single-word="false" style:writing-mode="rl-tb"/>
      <style:text-properties fo:font-size="16pt" officeooo:rsid="00171387" officeooo:paragraph-rsid="00171387" style:font-size-asian="16pt" style:font-size-complex="16pt"/>
    </style:style>
    <style:style style:name="P8" style:family="paragraph" style:parent-style-name="Standard">
      <style:paragraph-properties fo:text-align="end" style:justify-single-word="false" style:writing-mode="rl-tb"/>
      <style:text-properties fo:font-size="16pt" officeooo:rsid="001bbbc4" officeooo:paragraph-rsid="001bbbc4" style:font-size-asian="16pt" style:font-size-complex="16pt"/>
    </style:style>
    <style:style style:name="T1" style:family="text">
      <style:text-properties officeooo:rsid="001b19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em.import</text:p>
      <text:p text:style-name="P1">یکی از راهکارهای کاهش حجم کد این است که از system.import <text:s/>استفاده کنیم .</text:p>
      <text:p text:style-name="P1"/>
      <text:p text:style-name="P1">به این ترتیب با می توانیم لود شدن فایل را منوط و مشروط به انجام یک رویداد کنیم مثلا بگوییم اگر روی این دکمه کلیک کرد فایل فلان <text:s/>را از سرور لود کن این لود شدن به صورت درخواست ایجکس انجام میشود استیون در اموزش وب پک در فصل چهارم یک همچین مصالی را پیاده می کند . استیون می گوید میتوانیم بگوییم که اگر کاربر لاگین کرد انگاه کدهای مربوط به پروفایلش لود شوند که این میتواند باعص شود بازدید اولیه کاربر از سایت سریع و سبک باشد. </text:p>
      <text:p text:style-name="P8">این system.import در قطعه قطعه کردن کدهایی که خودمان نوشته ایم به کار می اید و نه در کار با کتابخانه ها .</text:p>
      <text:p text:style-name="P8"/>
      <text:p text:style-name="P1"/>
      <text:p text:style-name="P1"/>
      <text:p text:style-name="P2">استیون می گوید وقتی جند صفحه داشته باشیم باید یاد این بیفتیم که از <text:s/>code spliting استفاده کنیم</text:p>
      <text:p text:style-name="P2"/>
      <text:p text:style-name="P2"/>
      <text:p text:style-name="P2"/>
      <text:p text:style-name="P5">راه حل جداسازی کدهای کتابخانه ها از کدهای خود:</text:p>
      <text:p text:style-name="P3"/>
      <text:p text:style-name="P6">اگر کدهای کتابخانه ها از کدهای خودمان جدا باشند این امکان را داریم که از امتیاز کش به نفع خود در دفعات بعدی سرزدن کاربر استفاده کنیم زیرا کدهای کتابخانه ها دیر به دیر عوض می شوند. <text:span text:style-name="T1">واضح است که در این روش هنوز هم بار اول طرف باید کلی کد دانلود کند. تفاوتی که این روش با روش system.import <text:s/>دارد این است که درروش system.import ما می خواهیم کدهایی که ما نوشته ایم یک باره لود نشوند بلکه جداجدا لود شوند اما در روش جداسازی چیز دیگری قرار است رخ بدهد در این روشقرار است همان باراول که کدها لود می شوند دو فایل جداگانه لود شوند. این تکنیک را در فایلی جداگانه به نام تکنیک جداسازی کدهای کتابخانه ها از کدهای خود توضیح مفصل داده ام.</text:span></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06T18:08:47.121007892</dc:date>
    <meta:editing-duration>PT6H27M31S</meta:editing-duration>
    <meta:editing-cycles>23</meta:editing-cycles>
    <meta:generator>LibreOffice/5.1.6.2$Linux_X86_64 LibreOffice_project/10m0$Build-2</meta:generator>
    <meta:document-statistic meta:table-count="0" meta:image-count="0" meta:object-count="0" meta:page-count="1" meta:paragraph-count="7" meta:word-count="282" meta:character-count="1373" meta:non-whitespace-character-count="1093"/>
  </office:meta>
</office:document-meta>
</file>